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normal" style:font-weight-asian="normal" style:font-weight-complex="normal"/>
    </style:style>
    <style:style style:name="P5" style:family="paragraph" style:parent-style-name="Standard">
      <style:paragraph-properties fo:text-align="center" style:justify-single-word="false"/>
      <style:text-properties fo:color="#ffffff" style:font-name="Arial" fo:font-size="16pt" fo:font-weight="bold" fo:background-color="#ff6666"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fffff" style:font-name="Arial" fo:font-size="16pt" fo:font-weight="bold" fo:background-color="#cc00cc"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ffffff" style:font-name="Arial" fo:font-size="16pt" fo:font-weight="bold" fo:background-color="#cc00cc" style:font-size-asian="16pt" style:font-weight-asian="bold" style:font-size-complex="16pt" style:font-weight-complex="bold"/>
    </style:style>
    <style:style style:name="P8" style:family="paragraph" style:parent-style-name="Standard">
      <style:paragraph-properties fo:text-align="start" style:justify-single-word="false"/>
      <style:text-properties fo:color="#000000" style:font-name="Arial" fo:font-size="16pt" fo:font-weight="bold" fo:background-color="transparent" style:font-size-asian="16pt" style:font-weight-asian="bold" style:font-size-complex="16pt" style:font-weight-complex="bold"/>
    </style:style>
    <style:style style:name="P9" style:family="paragraph" style:parent-style-name="Standard">
      <style:paragraph-properties fo:text-align="start" style:justify-single-word="false"/>
      <style:text-properties fo:color="#000000" style:font-name="Arial" fo:font-size="14pt" fo:font-weight="normal" fo:background-color="transparent"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color="#ff0000" style:font-name="Arial" fo:font-weight="bold" style:font-weight-asian="bold" style:font-weight-complex="bold"/>
    </style:style>
    <style:style style:name="T1" style:family="text">
      <style:text-properties fo:font-size="22pt" style:font-size-asian="22pt" style:font-size-complex="22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color="#ff0000"/>
    </style:style>
    <style:style style:name="T4" style:family="text">
      <style:text-properties fo:color="#ff0000" fo:font-weight="bold" style:font-weight-asian="bold" style:font-weight-complex="bol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GLITCH STORM rev 2</text:span></text:p>
      <text:p text:style-name="P5"><text:span text:style-name="T1"/></text:p>
      <text:p text:style-name="P6">BOM and Build Guide</text:p>
      <text:p text:style-name="P6"/>
      <text:p text:style-name="P6"/>
      <text:p text:style-name="P8"><text:span text:style-name="T2"/></text:p>
      <text:p text:style-name="P8"><text:span text:style-name="T2"/></text:p>
      <text:p text:style-name="P8"><text:span text:style-name="T2">Resistors (Recommended 1/8W. You can use 1/4W too 1-5% tolerance)</text:span></text:p>
      <text:p text:style-name="P8"><text:span text:style-name="T2"/></text:p>
      <text:p text:style-name="P8"><text:span text:style-name="T2">Value<text:tab/><text:tab/>Amt<text:tab/><text:tab/>Designator</text:span></text:p>
      <text:p text:style-name="P9">100K <text:tab/>x6 <text:tab/><text:tab/>R1, R2, R7, R8, R12, R13</text:p>
      <text:p text:style-name="P9">1M<text:tab/><text:tab/>x2<text:tab/><text:tab/>R3, R4</text:p>
      <text:p text:style-name="P9">10R<text:tab/><text:tab/>x2<text:tab/><text:tab/>R5 R6</text:p>
      <text:p text:style-name="P9">1k<text:tab/><text:tab/>x5<text:tab/><text:tab/>R9, R10, R14, R15, R16</text:p>
      <text:p text:style-name="P9">47K <text:tab/><text:tab/>x10<text:tab/><text:tab/>R11, R17, R23, R24, R25, R26, R27, R28, R29, R30</text:p>
      <text:p text:style-name="P9">10K<text:tab/><text:tab/>x3<text:tab/><text:tab/>R18, R19, R20</text:p>
      <text:p text:style-name="P9">4.7k<text:tab/><text:tab/>x2<text:tab/><text:tab/>R21, R22</text:p>
      <text:p text:style-name="P9"/>
      <text:p text:style-name="P9">Caps</text:p>
      <text:p text:style-name="P9"/>
      <text:p text:style-name="P9">100nF<text:tab/>x6<text:tab/>C1, C2, C5, C6, C7, C8 (Ceramic, 20% tolerance, 10nF are valid too, values not critical)</text:p>
      <text:p text:style-name="P9">10uF<text:tab/><text:tab/>x2<text:tab/>C3, C4 (Electrolityc)</text:p>
      <text:p text:style-name="P9"/>
      <text:p text:style-name="P9">Semiconductors</text:p>
      <text:p text:style-name="P9"/>
      <text:p text:style-name="P9">1N4148<text:tab/>x12<text:tab/>D1, D2, D3, D4, D9, D10, D11, D12, D13, D14, D15,D16</text:p>
      <text:p text:style-name="P9">2N3904<text:tab/>x2<text:tab/>Q1, Q2</text:p>
      <text:p text:style-name="P9">1N4001<text:tab/>x2<text:tab/>D5, D6</text:p>
      <text:p text:style-name="P9">TL072<text:tab/>x1 <text:tab/>U2</text:p>
      <text:p text:style-name="P9">MCP4822<text:tab/>x1<text:tab/>U1</text:p>
      <text:p text:style-name="P9">3mm leds<text:tab/>x2<text:tab/>D7, D8 (Red recommended, change R11, R13 for other colors)</text:p>
      <text:p text:style-name="P9"/>
      <text:p text:style-name="P9">Misc</text:p>
      <text:p text:style-name="P9">2x<text:tab/>2x5Pin Power Socket ( <text:span text:style-name="T3">GOES ON THE BACKSIDE!!</text:span>)</text:p>
      <text:p text:style-name="P9">2x <text:tab/>DIP-8 sockets</text:p>
      <text:p text:style-name="P9">2x <text:tab/>1x15 Male Pin strips<text:tab/>(arduino pins) (<text:span text:style-name="T3">GOES ON THE BACKSIDE!!</text:span>)</text:p>
      <text:p text:style-name="P9">2x <text:tab/>1x15 Female Pin strips<text:tab/>(arduino sockets) (<text:span text:style-name="T3">GOES ON THE BACKSIDE!!</text:span>)</text:p>
      <text:p text:style-name="P9">2x<text:tab/>SPTD Subminiature ON-ON Switch</text:p>
      <text:p text:style-name="P9">12x <text:tab/>Jacks (Thonkiconns)</text:p>
      <text:p text:style-name="P9">4x <text:tab/>B10k Vertical Linear pots (any linear pot will work. 10K to 100K <text:soft-page-break/>recommended)</text:p>
      <text:p text:style-name="P9"/>
      <text:p text:style-name="P9">2x <text:tab/>1x12 Male Pin strips</text:p>
      <text:p text:style-name="P9">2x <text:tab/>1x12 Female Pin strips</text:p>
      <text:p text:style-name="P9">4 <text:tab/>Knobs</text:p>
      <text:p text:style-name="P7"/>
      <text:p text:style-name="P1"/>
      <text:p text:style-name="P1">So I will use this thread to help people with his builds.</text:p>
      <text:p text:style-name="P1"/>
      <text:p text:style-name="P1">Very important: [b][color=red]The Power connector and the Arduino Nano goes of the BACK SIDE (with no silkscreen). Take that into account[/color][/b]. I will post photos for reference too.</text:p>
      <text:p text:style-name="P1"/>
      <text:p text:style-name="P1"><text:s/>If you are a seasoned builder, this is more or less all you need to know. For newbies, step by step:</text:p>
      <text:p text:style-name="P1"/>
      <text:p text:style-name="P1">The order of building is that. Place and solder all the resistors:</text:p>
      <text:p text:style-name="P1"/>
      <text:p text:style-name="P1">100K <text:tab/>R1, R2, R7, R8, R12, R13</text:p>
      <text:p text:style-name="P1">1M<text:tab/>R3, R4</text:p>
      <text:p text:style-name="P1">10R<text:tab/>R5 R6</text:p>
      <text:p text:style-name="P1">1k<text:tab/>R9, R10, R14, R15, R16</text:p>
      <text:p text:style-name="P1">47K <text:tab/>R11, R17, R23, R24, R25, R26, R27, R28, R29, R30</text:p>
      <text:p text:style-name="P1">10K<text:tab/>R18, R19, R20</text:p>
      <text:p text:style-name="P1">4.7k R21, R22</text:p>
      <text:p text:style-name="P1"/>
      <text:p text:style-name="P1">(Solder all the resistors)</text:p>
      <text:p text:style-name="P1"/>
      <text:p text:style-name="P1">Then, the diodes, minding the polarity</text:p>
      <text:p text:style-name="P1">1N4148<text:tab/>D1, D2, D3, D4, D9, D10, D11, D12, D13, D14, D15,D16</text:p>
      <text:p text:style-name="P1"/>
      <text:p text:style-name="P1">The place and solder the ceramic caps:</text:p>
      <text:p text:style-name="P1"/>
      <text:p text:style-name="P1">100nF <text:tab/>C1, C2, C5, C6, C7, C8</text:p>
      <text:p text:style-name="P1"/>
      <text:p text:style-name="P1">(Solder these caps)</text:p>
      <text:p text:style-name="P1"/>
      <text:p text:style-name="P1">Then place and solder the two transistors minding the polarity</text:p>
      <text:p text:style-name="P1"/>
      <text:p text:style-name="P1">2N3904<text:tab/>2<text:tab/>Q1, Q2</text:p>
      <text:p text:style-name="P1"/>
      <text:p text:style-name="P1">Then, the bulky diodes, minding the polarity</text:p>
      <text:p text:style-name="P1"/>
      <text:p text:style-name="P1">1N4001<text:tab/>2<text:tab/>D5, D6</text:p>
      <text:p text:style-name="P1"/>
      <text:p text:style-name="P1">The place and solder the two electrolitic capacitors mindind the polarity.</text:p>
      <text:p text:style-name="P1"/>
      <text:p text:style-name="P1">10uF<text:tab/>2<text:tab/>C3, C4</text:p>
      <text:p text:style-name="P1"/>
      <text:p text:style-name="P1">(Mind the polarity, solder the electrolitic)</text:p>
      <text:p text:style-name="P1"/>
      <text:p text:style-name="P1"><text:soft-page-break/>Then, the power connector. <text:span text:style-name="T3">Important. It goes by the backside!! (The side with no silkscreen).</text:span></text:p>
      <text:p text:style-name="P1"><text:span text:style-name="T3"/></text:p>
      <text:p text:style-name="P1">In the silkscreen side there´s market the positive and negative sides for reference</text:p>
      <text:p text:style-name="P1"/>
      <text:p text:style-name="P1">Then, place and solder the chip sockets mindind the polarity</text:p>
      <text:p text:style-name="P1"/>
      <text:p text:style-name="P1">Now place and solder the two arduino male pins <text:span text:style-name="T3">BY THE BACKSIDE</text:span>, taking the photo as reference</text:p>
      <text:p text:style-name="P1"/>
      <text:p text:style-name="P1">Now join the male with the female 12 pins headers. Put the male in the BOTTOM PCB and the female in the TOP PCB as the photos. Keeping then in place, solder the first and the last pin of both male and female sockets. With then in place, solder the rest of them.</text:p>
      <text:p text:style-name="P1"/>
      <text:p text:style-name="P3">The next part is critical and takes a good bit of concentration. If you’re feeling a bit strained a break would definitely help.</text:p>
      <text:p text:style-name="P3"/>
      <text:p text:style-name="P4">FRONT PANEL COMPONENTS MOUNTING TIPS: Now we will proceed to mount the jacks, potentiometer, switches and LEDs. This part of the assembly is CRITICAL. Please take your time and read the following instructions carefully. </text:p>
      <text:p text:style-name="P4"/>
      <text:p text:style-name="P4">These components must <text:span text:style-name="T4">NOT</text:span> be soldered until they are placed on the PCB and fully attached to the front panel. </text:p>
      <text:p text:style-name="P4"/>
      <text:p text:style-name="P4">There are two reasons for this: </text:p>
      <text:p text:style-name="P4"/>
      <text:p text:style-name="P4">• The height of the panel components are not all the same. Because of this, if not attached properly before soldering, they will not stay properly seated against the panel. This might cause mechanical stress reducing their life expectancy and in the worst case cause them to break. </text:p>
      <text:p text:style-name="P4"/>
      <text:p text:style-name="P4">• The second reason is that it is very difficult to align the components to the holes if the panel is not positioned prior to soldering. In the case of the LEDs, they are almost impossible to set to the correct height without reference to the front panel. </text:p>
      <text:p text:style-name="P4"/>
      <text:p text:style-name="P4">Place the mini-jacks on the PCB ensuring they are on the side with the silkscreen but don't solder them until the front panel is in place, with all nuts screwed to it. This way it's easier to solder them in the right position. Keep in mind that the front panel holes are quite narrow and it is almost impossible to place it with all the components already soldered.</text:p>
      <text:p text:style-name="P4"/>
      <text:p text:style-name="P4">The Two last rows of jacks share the same GND connections, so one are facing up and the other facing down (as shown in the photo)</text:p>
      <text:p text:style-name="P4"/>
      <text:p text:style-name="P4">Now place the four potentiometers on the PCB and... don't solder them yet!</text:p>
      <text:p text:style-name="P4"/>
      <text:p text:style-name="P4">Place the switches without nuts and dont solder them yet</text:p>
      <text:p text:style-name="P4"/>
      <text:p text:style-name="P4">Place the LEDs onto the PCB minding their polarity, but don't solder them until the front panel is in place. This is the only way to solder them in the right position. The long leg is the positive and the short the negative. On the PCB the square pad indicates the negative side and there is a + symbol to indicate the positive.</text:p>
      <text:p text:style-name="P4"/>
      <text:p text:style-name="P4"><text:soft-page-break/>FRONT PANEL</text:p>
      <text:p text:style-name="P4"/>
      <text:p text:style-name="P4">Attach the front panel adjusting the parts one by one if necessary until it fits. </text:p>
      <text:p text:style-name="P4">At this point a pair of fine tweezers can be helpful. </text:p>
      <text:p text:style-name="P4"/>
      <text:p text:style-name="P4">To Finish, screw in the parts in this order: </text:p>
      <text:p text:style-name="P4"/>
      <text:p text:style-name="P4">A) Mini-jacks </text:p>
      <text:p text:style-name="P4">B) Switches </text:p>
      <text:p text:style-name="P4">C) Pots</text:p>
      <text:p text:style-name="P4"/>
      <text:p text:style-name="P4">Ensuring all of the above parts are flush with the panel then you can finally solder them!</text:p>
      <text:p text:style-name="P4"/>
      <text:p text:style-name="P4">Next, adjust the LEDs so that they are flush with the panel and solder them.</text:p>
      <text:p text:style-name="P4"/>
      <text:p text:style-name="P4">Put the knobs on the potentiometers and YOU ARE DONE.</text:p>
      <text:p text:style-name="P4"/>
      <text:p text:style-name="P10">ENJOY YOUR NEW VORTEX GENERATO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6M27S</meta:editing-duration>
    <meta:editing-cycles>7</meta:editing-cycles>
    <meta:generator>OpenOffice/4.1.6$Win32 OpenOffice.org_project/416m1$Build-9790</meta:generator>
    <dc:date>2019-12-27T20:42:33.61</dc:date>
    <dc:creator>J U</dc:creator>
    <meta:document-statistic meta:table-count="0" meta:image-count="0" meta:object-count="0" meta:page-count="4" meta:paragraph-count="83" meta:word-count="951" meta:character-count="5140"/>
    <meta:user-defined meta:name="Info 1"/>
    <meta:user-defined meta:name="Info 2"/>
    <meta:user-defined meta:name="Info 3"/>
    <meta:user-defined meta:name="Info 4"/>
  </office:meta>
</office:document-meta>
</file>